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 Black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2" style:family="paragraph" style:parent-style-name="Standard">
      <style:text-properties style:font-name="Arial" fo:font-size="11pt" fo:font-weight="normal" style:font-size-asian="11pt" style:font-weight-asian="normal" style:font-size-complex="11pt" style:font-weight-complex="normal"/>
    </style:style>
    <style:style style:name="P3" style:family="paragraph" style:parent-style-name="Standard" style:list-style-name="L1"/>
    <style:style style:name="P4" style:family="paragraph" style:parent-style-name="Standard" style:list-style-name="L1">
      <style:text-properties style:font-name="Arial" fo:font-size="11pt" fo:font-weight="normal" style:font-size-asian="11pt" style:font-weight-asian="normal" style:font-size-complex="11pt" style:font-weight-complex="normal"/>
    </style:style>
    <style:style style:name="T1" style:family="text">
      <style:text-properties style:font-name="Arial" fo:font-size="11pt" fo:font-weight="normal" style:font-size-asian="11pt" style:font-weight-asian="normal" style:font-size-complex="11pt" style:font-weight-complex="normal"/>
    </style:style>
    <style:style style:name="T2" style:family="text">
      <style:text-properties fo:color="#000000" style:font-name="Arial" fo:font-size="11pt" fo:font-weight="normal" style:font-size-asian="11pt" style:font-weight-asian="normal" style:font-size-complex="11pt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elocast To-Do</text:p>
      <text:list xml:id="list7869028668373184797" text:style-name="L1">
        <text:list-item>
          <text:p text:style-name="P4">Write standalone function to assess if OK to helocast</text:p>
          <text:list>
            <text:list-item>
              <text:p text:style-name="P4">Add lower altitude bounds back into this check</text:p>
            </text:list-item>
            <text:list-item>
              <text:p text:style-name="P4">Add pitch, roll, sideslip, speed checks</text:p>
            </text:list-item>
          </text:list>
        </text:list-item>
        <text:list-item>
          <text:p text:style-name="P4">Add configurable markers</text:p>
          <text:list>
            <text:list-item>
              <text:p text:style-name="P4">Add support for all marker types (chemlight, strobe, etc.)</text:p>
            </text:list-item>
            <text:list-item>
              <text:p text:style-name="P4">Setup so marker is configurable in the aircraft</text:p>
            </text:list-item>
          </text:list>
        </text:list-item>
        <text:list-item>
          <text:p text:style-name="P3"><text:span text:style-name="T1">Add support</text:span><text:span text:style-name="T2"> for </text:span><text:span text:style-name="Strong_20_Emphasis"><text:span text:style-name="T2">UH-60M Interactive Blackhawk</text:span></text:span><text:span text:style-name="T2"> By Ri</text:span><text:span text:style-name="T1">verx &amp; Yax (Once released)</text:span></text:p>
        </text:list-item>
        <text:list-item>
          <text:p text:style-name="P4">Caving ladder</text:p>
        </text:list-item>
        <text:list-item>
          <text:p text:style-name="P4">Better “push” function</text:p>
        </text:list-item>
        <text:list-item>
          <text:p text:style-name="P4">Optimize code to only be required on server</text:p>
        </text:list-item>
        <text:list-item>
          <text:p text:style-name="P4">Prep for recovery action for pilots</text:p>
        </text:list-item>
        <text:list-item>
          <text:p text:style-name="P4">Zeus add CRRC function</text:p>
        </text:list-item>
        <text:list-item>
          <text:p text:style-name="P4">Decrease Prep Helocast radius</text:p>
        </text:list-item>
        <text:list-item>
          <text:p text:style-name="P4">Add marker to boat w/o ACE</text:p>
          <text:list>
            <text:list-item>
              <text:p text:style-name="P4">Draw from user's inventory</text:p>
            </text:list-item>
          </text:list>
        </text:list-item>
        <text:list-item>
          <text:p text:style-name="P4">Consider checking on a location X meters behind A/C as being over water for helocast</text:p>
        </text:list-item>
        <text:list-item>
          <text:p text:style-name="P4">AI Waypoints</text:p>
        </text:list-item>
        <text:list-item>
          <text:p text:style-name="P4">Tuned flight profiles</text:p>
        </text:list-item>
        <text:list-item>
          <text:p text:style-name="P4">Unload boat: use BIS_fnc_isInsideArea to verify there's enough room to place the boat when it's removed from the helo</text:p>
        </text:list-item>
        <text:list-item>
          <text:p text:style-name="P4">Recursively check for boats in case the nearest is destroyed</text:p>
        </text:list-item>
        <text:list-item>
          <text:p text:style-name="P4">Correct issue where pilot can load CRRC</text:p>
        </text:list-item>
        <text:list-item>
          <text:p text:style-name="P4">Boat engine animations</text:p>
        </text:list-item>
        <text:list-item>
          <text:p text:style-name="P4">Handle cases where there's not enough seats in the recovery aircraft</text:p>
        </text:list-item>
        <text:list-item>
          <text:p text:style-name="P4">CBA Versioning</text:p>
        </text:list-item>
        <text:list-item>
          <text:p text:style-name="P4">Remove AI ability to turn while jumping (disableAI “MOVE”)?</text:p>
        </text:list-item>
        <text:list-item>
          <text:p text:style-name="P4"><text:s/></text:p>
        </text:list-item>
        <text:list-item>
          <text:p text:style-name="P4"><text:s/></text:p>
        </text:list-item>
        <text:list-item>
          <text:p text:style-name="P4"><text:s/></text:p>
        </text:list-item>
        <text:list-item>
          <text:p text:style-name="P4"><text:s/></text:p>
        </text:list-item>
        <text:list-item>
          <text:p text:style-name="P4"><text:s/></text:p>
        </text:list-item>
        <text:list-item>
          <text:p text:style-name="P4"><text:s/></text:p>
        </text:list-item>
        <text:list-item>
          <text:p text:style-name="P4"><text:s/></text:p>
        </text:list-item>
        <text:list-item>
          <text:p text:style-name="P4"><text:s/></text:p>
        </text:list-item>
        <text:list-item>
          <text:p text:style-name="P4"><text:s/></text:p>
        </text:list-item>
        <text:list-item>
          <text:p text:style-name="P4"><text:s/></text:p>
        </text:list-item>
        <text:list-item>
          <text:p text:style-name="P4"><text:s/></text:p>
        </text:list-item>
        <text:list-item>
          <text:p text:style-name="P4"><text:s/></text:p>
        </text:list-item>
        <text:list-item>
          <text:p text:style-name="P4"><text:s/></text:p>
        </text:list-item>
        <text:list-item>
          <text:p text:style-name="P4"><text:s/></text:p>
        </text:list-item>
        <text:list-item>
          <text:p text:style-name="P4"><text:s/></text:p>
        </text:list-item>
        <text:list-item>
          <text:p text:style-name="P4"><text:s/></text:p>
        </text:list-item>
        <text:list-item>
          <text:p text:style-name="P4"><text:s/></text:p>
        </text:list-item>
        <text:list-item>
          <text:p text:style-name="P4"><text:s/></text:p>
        </text:list-item>
        <text:list-item>
          <text:p text:style-name="P4"><text:s/></text:p>
        </text:list-item>
        <text:list-item>
          <text:p text:style-name="P4"/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12-24T15:01:38.87</meta:creation-date>
    <meta:print-date>2019-12-24T15:09:37.37</meta:print-date>
    <dc:date>2019-12-29T02:19:59.51</dc:date>
    <meta:editing-duration>PT18M30S</meta:editing-duration>
    <meta:editing-cycles>5</meta:editing-cycles>
    <meta:generator>OpenOffice/4.1.6$Win32 OpenOffice.org_project/416m1$Build-9790</meta:generator>
    <meta:document-statistic meta:table-count="0" meta:image-count="0" meta:object-count="0" meta:page-count="1" meta:paragraph-count="45" meta:word-count="219" meta:character-count="1132"/>
  </office:meta>
</office:document-meta>
</file>